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C6500006BB1E58B6A5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MRoman10-Regular-Identity-H" svg:font-family="LMRoman10-Regular-Identity-H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style:font-name-asian="LMRoman10-Regular-Identity-H" style:font-size-asian="12pt" style:font-weight-asian="normal" style:font-name-complex="LMRoman10-Regular-Identity-H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style:font-name-asian="LMRoman10-Regular-Identity-H" style:font-size-asian="12pt" style:font-weight-asian="normal" style:font-name-complex="LMRoman10-Regular-Identity-H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6633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font-name="Courier New" fo:font-size="11pt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Courier New"/>
    </style:style>
    <style:style style:name="T7" style:family="text">
      <style:text-properties fo:color="#000000" style:font-name="Courier New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BP explained</text:span> :</text:p>
      <text:p text:style-name="P1"/>
      <text:p text:style-name="P1">Imaginons que nous nous trouvions dans la FUNCTION A. EBP vaut alors <text:span text:style-name="T2">0x0B6FF38</text:span>. Cependant, dans cette FUNCTION A, on appelle une autre fonction, FUNCTION B. Après avoir intégré à la stack les arguments de FUNCTION B et l'adresse de retour par l'instruction CALL, le prologue de fonction va sauvegarder la valeur actuelle d'EBP dans la stack, soit <text:span text:style-name="T2">0x0B6FF38</text:span>, à l'adresse <text:span text:style-name="T3">0x0B619DC </text:span>("<text:span text:style-name="T4">PUSH EBP</text:span>").</text:p>
      <text:p text:style-name="P1"/>
      <text:p text:style-name="P1">A ce moment, le haut de la stack se trouve à <text:span text:style-name="T3">0x0B619DC</text:span><text:span text:style-name="T5">, et on copie cette valeur dans EBP ("</text:span><text:span text:style-name="T6">MOV EBP, ESP</text:span><text:span text:style-name="T5">").</text:span></text:p>
      <text:p text:style-name="P2"/>
      <text:p text:style-name="P1"><text:span text:style-name="T5">On fait ensuite de la place pour les variables locales, ce qui fait bouger le registre ESP ("</text:span><text:span text:style-name="T6">SUB ESP, &lt;something&gt;</text:span><text:span text:style-name="T5">").</text:span></text:p>
      <text:p text:style-name="P2"/>
      <text:p text:style-name="P2">Une fois toutes ces manipulations effectuées, on se retrouve dans la configuration du schéma de la page suivante.</text:p>
      <text:p text:style-name="P2"/>
      <text:p text:style-name="P2"/>
      <text:p text:style-name="P1"><text:span text:style-name="T5">L'intérêt d'EBP apparaît lorsqu'on va vouloir sortir de la FUNCTION B. Dans un premier temps, l'épilogue de fonction va faire revenir ESP à la valeur actuelle de EBP (</text:span><text:span text:style-name="T3">0x0B619DC</text:span><text:span text:style-name="T5">), ce qui va nous permettre de replacer ESP juste avant l'adresse de retour ("</text:span><text:span text:style-name="T7">MOV ESP, EBP</text:span><text:span text:style-name="T5">").</text:span></text:p>
      <text:p text:style-name="P2"/>
      <text:p text:style-name="P1"><text:span text:style-name="T5">Ensuite, on va faire reprendre à EBP la valeur stockée sur la stack, le Saved EBP. EBP vaudra donc désormais à nouveau </text:span><text:span text:style-name="T2">0x0B6FF38</text:span><text:span text:style-name="T5">.</text:span></text:p>
      <text:p text:style-name="P2"/>
      <text:p text:style-name="P2">Enfin, l'appel à RETN va accéder à l'adresse de retour, et faire repasser le flot d'exécution à FUNCTION A.</text:p>
      <text:p text:style-name="P2"/>
      <text:p text:style-name="P1"><text:span text:style-name="T5">Mais ce qui est intéressant, c'est que puisque désormais EBP vaut </text:span><text:span text:style-name="T2">0x0B6FF38</text:span><text:span text:style-name="T5">, lorsqu'on va vouloir quitter FUNCTION A, ce registre nous permettra de faire revenir ESP juste avant l'adresse de retour de FUNCTION A. De nouveau, on fera adopter à EBP sa valeur sauvegardée avant d'invoquer l'instruction RETN, ce qui permettra à la fonction ayant appelé FUNCTION A de pouvoir également faire revenir ESP juste avant son adresse de retour. Et ainsi de suite...</text:span></text:p>
      <text:p text:style-name="P1"><draw:frame draw:style-name="fr1" draw:name="images20" text:anchor-type="paragraph" svg:width="17.873cm" svg:height="19.812cm" draw:z-index="0"><draw:image xlink:href="Pictures/2000000700005C6500006BB1E58B6A5F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MRoman10-Regular-Identity-H" svg:font-family="LMRoman10-Regular-Identity-H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5$Win32 OpenOffice.org_project/415m1$Build-9789</meta:generator>
    <dc:date>2020-11-09T18:57:21.63</dc:date>
    <meta:document-statistic meta:table-count="0" meta:image-count="1" meta:object-count="0" meta:page-count="2" meta:paragraph-count="9" meta:word-count="287" meta:character-count="1704"/>
    <meta:user-defined meta:name="Info 1"/>
    <meta:user-defined meta:name="Info 2"/>
    <meta:user-defined meta:name="Info 3"/>
    <meta:user-defined meta:name="Info 4"/>
  </office:meta>
</office:document-meta>
</file>